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Heading1" style:family="paragraph"/>
    <style:style style:name="P8" style:parent-style-name="Textbody" style:family="paragraph">
      <style:text-properties style:font-name="monospac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3201700" office:target-frame-name="_top" xlink:show="replace"><text:span text:style-name="Hyperlink">1</text:span><text:span text:style-name="T2"><text:tab/></text:span><text:span text:style-name="Hyperlink">Basics</text:span><text:tab/>1</text:a></text:p>
          <text:p text:style-name="P3"><text:a xlink:href="#_Toc83201701" office:target-frame-name="_top" xlink:show="replace"><text:span text:style-name="Hyperlink">1.1</text:span><text:span text:style-name="T4"><text:tab/></text:span><text:span text:style-name="Hyperlink">Operation on directories</text:span><text:tab/>1</text:a></text:p>
          <text:p text:style-name="P5"><text:a xlink:href="#_Toc83201702" office:target-frame-name="_top" xlink:show="replace"><text:span text:style-name="Hyperlink">1.1.1</text:span><text:span text:style-name="T6"><text:tab/></text:span><text:span text:style-name="Hyperlink">A</text:span><text:tab/>1</text:a></text:p>
        </text:index-body>
      </text:table-of-content>
      <text:h text:style-name="P7" text:outline-level="1"><text:bookmark-start text:name="_Toc40818478"/><text:bookmark-start text:name="_Toc76908525"/><text:bookmark-end text:name="_Toc40818478"/><text:bookmark-end text:name="_Toc76908525"/></text:h>
      <text:h text:style-name="Heading1" text:outline-level="1"><text:bookmark-start text:name="_Toc83201700"/>Basics<text:bookmark-end text:name="_Toc83201700"/></text:h>
      <text:h text:style-name="Heading2" text:outline-level="2"><text:bookmark-start text:name="_Toc83201701"/>Operation on directories<text:bookmark-end text:name="_Toc83201701"/></text:h>
      <text:h text:style-name="Heading3" text:outline-level="3">Showing the current directory</text:h>
      <text:p text:style-name="Textbody">cd</text:p>
      <text:p text:style-name="Textbody"><text:a xlink:href="https://code2care.org/howto/cmd-command-get-current-directory-location" office:target-frame-name="_top" xlink:show="replace"><text:span text:style-name="Hyperlink">https://code2care.org/howto/cmd-command-get-current-directory-location</text:span></text:a></text:p>
      <text:p text:style-name="Textbody"/>
      <text:h text:style-name="Heading3" text:outline-level="3">Showing subfolders</text:h>
      <text:p text:style-name="Textbody">dir</text:p>
      <text:p text:style-name="Textbody"/>
      <text:h text:style-name="Heading3" text:outline-level="3">Changing directories</text:h>
      <text:p text:style-name="Textbody">cd /a file folder</text:p>
      <text:p text:style-name="Textbody">cd ..</text:p>
      <text:p text:style-name="Textbody"/>
      <text:p text:style-name="Textbody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9-22T03:29:00Z</dc:date>
    <meta:template xlink:href="Normal.dotm" xlink:type="simple"/>
    <meta:editing-cycles>68</meta:editing-cycles>
    <meta:editing-duration>PT13482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4" meta:character-count="564" meta:row-count="4" meta:non-whitespace-character-count="481"/>
  </office:meta>
</office:document-meta>
</file>